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38290" officeooo:paragraph-rsid="00138290"/>
    </style:style>
    <style:style style:name="P2" style:family="paragraph" style:parent-style-name="Standard">
      <style:text-properties style:font-name="Ubuntu Light"/>
    </style:style>
    <style:style style:name="P3" style:family="paragraph" style:parent-style-name="Standard">
      <style:text-properties style:font-name="Ubuntu Light" style:text-underline-style="none" officeooo:rsid="001046d8" officeooo:paragraph-rsid="001046d8"/>
    </style:style>
    <style:style style:name="P4" style:family="paragraph" style:parent-style-name="Standard">
      <style:text-properties style:font-name="Ubuntu Light" style:text-underline-style="none" officeooo:rsid="0010701c" officeooo:paragraph-rsid="0010701c"/>
    </style:style>
    <style:style style:name="P5" style:family="paragraph" style:parent-style-name="Standard">
      <style:text-properties style:font-name="Ubuntu Light" style:text-underline-style="solid" style:text-underline-width="auto" style:text-underline-color="font-color"/>
    </style:style>
    <style:style style:name="P6" style:family="paragraph" style:parent-style-name="Standard">
      <style:text-properties style:font-name="Ubuntu Light" style:text-underline-style="solid" style:text-underline-width="auto" style:text-underline-color="font-color" officeooo:rsid="00036a26" officeooo:paragraph-rsid="00036a26"/>
    </style:style>
    <style:style style:name="P7" style:family="paragraph" style:parent-style-name="Standard">
      <style:text-properties style:font-name="Ubuntu Light" style:text-underline-style="solid" style:text-underline-width="auto" style:text-underline-color="font-color" officeooo:rsid="0012ae9e" officeooo:paragraph-rsid="0012ae9e"/>
    </style:style>
    <style:style style:name="P8" style:family="paragraph" style:parent-style-name="Standard">
      <style:text-properties style:font-name="Ubuntu Light" style:text-underline-style="solid" style:text-underline-width="auto" style:text-underline-color="font-color" officeooo:rsid="0010701c" officeooo:paragraph-rsid="0010701c"/>
    </style:style>
    <style:style style:name="P9" style:family="paragraph" style:parent-style-name="Standard">
      <style:text-properties style:font-name="Ubuntu Light" style:text-underline-style="solid" style:text-underline-width="auto" style:text-underline-color="font-color" officeooo:rsid="00045258" officeooo:paragraph-rsid="00045258"/>
    </style:style>
    <style:style style:name="P10" style:family="paragraph" style:parent-style-name="Standard">
      <style:text-properties style:font-name="Ubuntu Light" style:text-underline-style="solid" style:text-underline-width="auto" style:text-underline-color="font-color" officeooo:rsid="0010f027" officeooo:paragraph-rsid="0010f027"/>
    </style:style>
    <style:style style:name="P11" style:family="paragraph" style:parent-style-name="Standard">
      <style:text-properties style:font-name="Ubuntu Light" style:text-underline-style="solid" style:text-underline-width="auto" style:text-underline-color="font-color" fo:font-weight="bold" officeooo:rsid="0010f027" officeooo:paragraph-rsid="0010f027" style:font-weight-asian="bold" style:font-weight-complex="bold"/>
    </style:style>
    <style:style style:name="P12" style:family="paragraph" style:parent-style-name="Standard">
      <style:text-properties style:font-name="Ubuntu Light" style:text-underline-style="solid" style:text-underline-width="auto" style:text-underline-color="font-color" fo:font-weight="bold" officeooo:rsid="0012ac29" officeooo:paragraph-rsid="0012ac29" style:font-weight-asian="bold" style:font-weight-complex="bold"/>
    </style:style>
    <style:style style:name="P13" style:family="paragraph" style:parent-style-name="Standard">
      <style:text-properties style:font-name="Ubuntu Light" officeooo:rsid="00036a26" officeooo:paragraph-rsid="00036a26"/>
    </style:style>
    <style:style style:name="P14" style:family="paragraph" style:parent-style-name="Standard">
      <style:text-properties style:font-name="Ubuntu Light" officeooo:rsid="00036a26" officeooo:paragraph-rsid="0012ae9e"/>
    </style:style>
    <style:style style:name="P15" style:family="paragraph" style:parent-style-name="Standard">
      <style:text-properties style:font-name="Ubuntu Light" officeooo:rsid="00036a26" officeooo:paragraph-rsid="000c5a6b"/>
    </style:style>
    <style:style style:name="P16" style:family="paragraph" style:parent-style-name="Standard">
      <style:text-properties style:font-name="Ubuntu Light" officeooo:rsid="0012ae9e" officeooo:paragraph-rsid="0012ae9e"/>
    </style:style>
    <style:style style:name="P17" style:family="paragraph" style:parent-style-name="Standard">
      <style:text-properties style:font-name="Ubuntu Light" officeooo:rsid="00138290" officeooo:paragraph-rsid="00138290"/>
    </style:style>
    <style:style style:name="P18" style:family="paragraph" style:parent-style-name="Standard">
      <style:text-properties style:font-name="Ubuntu Light" fo:font-style="italic" officeooo:rsid="00036a26" officeooo:paragraph-rsid="00036a26" style:font-style-asian="italic" style:font-style-complex="italic"/>
    </style:style>
    <style:style style:name="P19" style:family="paragraph" style:parent-style-name="Standard">
      <style:text-properties style:font-name="Ubuntu Light" fo:font-style="italic" officeooo:rsid="000f8241" officeooo:paragraph-rsid="000f8241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Ubuntu Light" fo:font-style="italic" fo:font-weight="bold" officeooo:rsid="00138290" officeooo:paragraph-rsid="00138290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Ubuntu Light" officeooo:rsid="000f8241" officeooo:paragraph-rsid="000f8241"/>
    </style:style>
    <style:style style:name="P22" style:family="paragraph" style:parent-style-name="Standard">
      <style:text-properties style:font-name="Ubuntu Light" fo:font-weight="bold" officeooo:rsid="00090675" officeooo:paragraph-rsid="00090675" style:font-weight-asian="bold" style:font-weight-complex="bold"/>
    </style:style>
    <style:style style:name="P23" style:family="paragraph" style:parent-style-name="Standard">
      <style:text-properties style:font-name="Ubuntu Light" fo:font-weight="bold" officeooo:rsid="0012ac29" officeooo:paragraph-rsid="0012ac29" style:font-weight-asian="bold" style:font-weight-complex="bold"/>
    </style:style>
    <style:style style:name="P24" style:family="paragraph" style:parent-style-name="Standard">
      <style:text-properties style:font-name="Ubuntu Light" officeooo:rsid="001046d8" officeooo:paragraph-rsid="001046d8"/>
    </style:style>
    <style:style style:name="P25" style:family="paragraph" style:parent-style-name="Standard">
      <style:text-properties style:font-name="Ubuntu Light" officeooo:rsid="00073fa5" officeooo:paragraph-rsid="00073fa5"/>
    </style:style>
    <style:style style:name="P26" style:family="paragraph" style:parent-style-name="Standard">
      <style:text-properties style:font-name="Ubuntu Light" officeooo:rsid="00045258" officeooo:paragraph-rsid="00045258"/>
    </style:style>
    <style:style style:name="P27" style:family="paragraph" style:parent-style-name="Standard">
      <style:text-properties style:font-name="Ubuntu Light" officeooo:rsid="00045258" officeooo:paragraph-rsid="001046d8"/>
    </style:style>
    <style:style style:name="P28" style:family="paragraph" style:parent-style-name="Standard">
      <style:text-properties style:font-name="Ubuntu Light" officeooo:rsid="00090675" officeooo:paragraph-rsid="00090675"/>
    </style:style>
    <style:style style:name="P29" style:family="paragraph" style:parent-style-name="Standard">
      <style:text-properties style:font-name="Ubuntu Light" officeooo:rsid="0010f027" officeooo:paragraph-rsid="0010f027"/>
    </style:style>
    <style:style style:name="P30" style:family="paragraph" style:parent-style-name="Standard">
      <style:text-properties style:font-name="Ubuntu Light" officeooo:rsid="0010f027" officeooo:paragraph-rsid="00138290"/>
    </style:style>
    <style:style style:name="P31" style:family="paragraph" style:parent-style-name="Standard">
      <style:text-properties style:font-name="Ubuntu Light" fo:font-style="normal" style:text-underline-style="solid" style:text-underline-width="auto" style:text-underline-color="font-color" officeooo:rsid="0010f027" officeooo:paragraph-rsid="0010f027" style:font-style-asian="normal" style:font-style-complex="normal"/>
    </style:style>
    <style:style style:name="P32" style:family="paragraph" style:parent-style-name="Standard">
      <style:text-properties style:font-name="Ubuntu Light" officeooo:rsid="0012ac29" officeooo:paragraph-rsid="0012ac29"/>
    </style:style>
    <style:style style:name="P33" style:family="paragraph" style:parent-style-name="Standard">
      <style:text-properties style:font-name="Ubuntu Light" officeooo:rsid="0014d171" officeooo:paragraph-rsid="0014d171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Ubuntu Light" officeooo:rsid="000f8241" officeooo:paragraph-rsid="000f8241"/>
    </style:style>
    <style:style style:name="P35" style:family="paragraph" style:parent-style-name="Standard">
      <style:paragraph-properties fo:break-before="page"/>
      <style:text-properties style:font-name="Ubuntu Light" fo:font-style="italic" officeooo:rsid="00036a26" officeooo:paragraph-rsid="00036a26" style:font-style-asian="italic" style:font-style-complex="italic"/>
    </style:style>
    <style:style style:name="P36" style:family="paragraph" style:parent-style-name="Title">
      <style:text-properties style:font-name="Ubuntu Light" officeooo:rsid="00090675" officeooo:paragraph-rsid="00090675"/>
    </style:style>
    <style:style style:name="P37" style:family="paragraph" style:parent-style-name="Standard">
      <style:text-properties style:font-name="Ubuntu Light" officeooo:rsid="000f8241" officeooo:paragraph-rsid="000f8241"/>
    </style:style>
    <style:style style:name="P38" style:family="paragraph" style:parent-style-name="Standard">
      <style:text-properties style:font-name="Ubuntu Light" officeooo:rsid="0012ae9e" officeooo:paragraph-rsid="0012ae9e"/>
    </style:style>
    <style:style style:name="P39" style:family="paragraph" style:parent-style-name="Standard">
      <style:text-properties style:font-name="Ubuntu Light" officeooo:rsid="00045258" officeooo:paragraph-rsid="00045258"/>
    </style:style>
    <style:style style:name="P40" style:family="paragraph" style:parent-style-name="Standard">
      <style:text-properties style:font-name="Ubuntu Light" officeooo:rsid="00157a28" officeooo:paragraph-rsid="00157a28"/>
    </style:style>
    <style:style style:name="T1" style:family="text">
      <style:text-properties officeooo:rsid="00073fa5"/>
    </style:style>
    <style:style style:name="T2" style:family="text">
      <style:text-properties officeooo:rsid="000f8241"/>
    </style:style>
    <style:style style:name="T3" style:family="text">
      <style:text-properties officeooo:rsid="001046d8"/>
    </style:style>
    <style:style style:name="T4" style:family="text">
      <style:text-properties officeooo:rsid="0010f027"/>
    </style:style>
    <style:style style:name="T5" style:family="text">
      <style:text-properties officeooo:rsid="0012ac29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12ae9e"/>
    </style:style>
    <style:style style:name="T8" style:family="text">
      <style:text-properties officeooo:rsid="00138290"/>
    </style:style>
    <style:style style:name="T9" style:family="text">
      <style:text-properties officeooo:rsid="00157a2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683f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683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ocumentatie <text:span text:style-name="T3">voor Urvin's Phone Arena</text:span></text:p>
      <text:p text:style-name="P3">Dit ReSTful webservice biedt informatie over mobiele besturingssytemen en specificaties van smartphones</text:p>
      <text:p text:style-name="P3"/>
      <text:p text:style-name="P5">Resources</text:p>
      <text:p text:style-name="P2"><text:span text:style-name="T2">P</text:span>hones – <text:span text:style-name="T2">Geeft van alle telefoons (die de service aanbied) specs</text:span></text:p>
      <text:p text:style-name="P2"><text:span text:style-name="T2">O</text:span>s – <text:span text:style-name="T2">Mobiele besturingsystemen</text:span></text:p>
      <text:p text:style-name="P6"/>
      <text:p text:style-name="P6">Collecties</text:p>
      <text:p text:style-name="P13">/phones <text:s/><text:span text:style-name="T9">|| <text:s/></text:span>/phones/ – Lijst met alle telefoons</text:p>
      <text:p text:style-name="P13">/<text:span text:style-name="T3">os <text:s/>|| /os/ - Lijst met alle besturingssystemen</text:span></text:p>
      <text:p text:style-name="P13"/>
      <text:p text:style-name="P7">URI's</text:p>
      <text:p text:style-name="P16">GET /phones, /phones/ <text:span text:style-name="T11">|| </text:span>/phones.json <text:span text:style-name="T11">||</text:span> /phones/json – geven allemaal een overzicht van alle smartphones met hun specs erbij in <text:span text:style-name="T12">JSON</text:span>.</text:p>
      <text:p text:style-name="P16"/>
      <text:p text:style-name="P16">GET /phones/{id} <text:span text:style-name="T11">|| </text:span>/phones/{id}.json <text:span text:style-name="T11">|| </text:span><text:s/>/phones/{id}/json – geeft details over een toestel met toegekende id <text:span text:style-name="T11">in </text:span><text:span text:style-name="T13">JSON</text:span><text:span text:style-name="T11">.</text:span></text:p>
      <text:p text:style-name="P16"/>
      <text:p text:style-name="P17">Bovenstaande geldt ook 1 op 1 voor /os.</text:p>
      <text:p text:style-name="P17"/>
      <text:p text:style-name="P6">Representaties</text:p>
      <text:p text:style-name="P4">Dit zijn de enige representies die dit webservice aanbied, waarbij <text:span text:style-name="T6">xml enkel kan worden weergegeven bij details over een specifiek besturingssyteem</text:span> (waarbij de id is opgegeven). <text:span text:style-name="T7">Voor de rest wordt alles aangeboden in JSON.</text:span></text:p>
      <text:p text:style-name="P8"/>
      <text:p text:style-name="P18">XML</text:p>
      <text:p text:style-name="P21">VB:</text:p>
      <text:p text:style-name="P21"><text:span text:style-name="T10">Request</text:span>: <text:span text:style-name="T7">GET </text:span>/os/2.xml</text:p>
      <text:p text:style-name="P40"/>
      <text:p text:style-name="P40"><text:span text:style-name="T10">Response</text:span>:</text:p>
      <text:p text:style-name="P21">&lt;?xml version="1.0" encoding="utf-8"?&gt;</text:p>
      <text:p text:style-name="P21">&lt;os id="2"&gt;</text:p>
      <text:p text:style-name="P34">&lt;company&gt;Google&lt;/company&gt;</text:p>
      <text:p text:style-name="P34">&lt;osName&gt;Android&lt;/osName&gt;</text:p>
      <text:p text:style-name="P34">&lt;version&gt;4.200&lt;/version&gt;</text:p>
      <text:p text:style-name="P34">&lt;code_name&gt;Jelly Bean&lt;/code_name&gt;</text:p>
      <text:p text:style-name="P21">&lt;/os&gt;</text:p>
      <text:p text:style-name="P19"/>
      <text:p text:style-name="P18"/>
      <text:p text:style-name="P35">JSON</text:p>
      <text:p text:style-name="P21">VB:</text:p>
      <text:p text:style-name="P21"><text:span text:style-name="T10">Request</text:span>: <text:span text:style-name="T7">GET </text:span>http://student.cmi.hro.nl/0756219/webservices/eindopdracht/os/2.json</text:p>
      <text:p text:style-name="P40"/>
      <text:p text:style-name="P40"><text:span text:style-name="T10">Response</text:span>:</text:p>
      <text:p text:style-name="P21">[{"osID":"2","company":"Google","osName":"Android","osVersion":"4.200","osCodeName":"Jelly Bean","link":{"rel":"self","href":"http:\/\/student.cmi.hro.nl\/0756219\/webservices\/eindopdracht\/os\/2"}}]</text:p>
      <text:p text:style-name="P21"/>
      <text:p text:style-name="P6">Request<text:span text:style-name="T7">s</text:span></text:p>
      <text:p text:style-name="P13">/phones/<text:span text:style-name="T5">{id}</text:span></text:p>
      <text:p text:style-name="P14"><text:span text:style-name="T7">/phones/{id}.{json of xml}?{company of name of code_name of version}</text:span> - Geeft van de <text:span text:style-name="T7">id</text:span> <text:span text:style-name="T7">de waardes respectievelijk van company, osName, osCodeName en osVersion.</text:span></text:p>
      <text:p text:style-name="P16">Een alternatief hierop is <text:s/></text:p>
      <text:p text:style-name="P14"/>
      <text:p text:style-name="P16">GET /eindopdracht/api.php?page=os&amp;id=6&amp;type=json&amp;query=company – Dit geeft als uitvoer Microsoft, dat is dus de naam van het bedrijf achter het besturingssyteem met id 6.</text:p>
      <text:p text:style-name="P14"/>
      <text:p text:style-name="P9">Details</text:p>
      <text:p text:style-name="P22">SPECS → Phones</text:p>
      <text:p text:style-name="P24">phoneID</text:p>
      <text:p text:style-name="P25"><text:span text:style-name="T3">m</text:span>aker - bedrijf</text:p>
      <text:p text:style-name="P26"><text:span text:style-name="T3">model</text:span> – <text:span text:style-name="T1">modeln</text:span>aam</text:p>
      <text:p text:style-name="P26"><text:span text:style-name="T3">c</text:span>ode<text:span text:style-name="T3">N</text:span>ame - codenaam</text:p>
      <text:p text:style-name="P26"><text:span text:style-name="T3">s</text:span>ize - Scherm groote (diagonaal)</text:p>
      <text:p text:style-name="P26"><text:span text:style-name="T3">p</text:span>roc<text:span text:style-name="T3">C</text:span>lock – kloksnelheid</text:p>
      <text:p text:style-name="P26"><text:span text:style-name="T3">p</text:span>roc<text:span text:style-name="T3">N</text:span>ame – processor naam</text:p>
      <text:p text:style-name="P26"/>
      <text:p text:style-name="P23">Details → Os</text:p>
      <text:p text:style-name="P26"><text:span text:style-name="T3">os</text:span> – besturingssysteem</text:p>
      <text:p text:style-name="P26"><text:span text:style-name="T3">c</text:span>olor – kleur</text:p>
      <text:p text:style-name="P26"><text:span text:style-name="T3">i</text:span>mage - afbeelding</text:p>
      <text:p text:style-name="P28"><text:span text:style-name="T3">d</text:span>esc – overige info</text:p>
      <text:p text:style-name="P27"/>
      <text:p text:style-name="P22">SPECS → Os</text:p>
      <text:p text:style-name="P28">Company – bedrijf</text:p>
      <text:p text:style-name="P28">osName – naam van besturingssysteem</text:p>
      <text:p text:style-name="P28">osVersion – versie van het besturingssysteem</text:p>
      <text:p text:style-name="P28">osCodeName – alias voor de versie</text:p>
      <text:p text:style-name="P26"/>
      <text:p text:style-name="P6">Status codes</text:p>
      <text:p text:style-name="P13">200 – OK – <text:span text:style-name="T4">prima gedaan</text:span></text:p>
      <text:p text:style-name="P13">400 – Bad Request – <text:span text:style-name="T4">geen goede request</text:span></text:p>
      <text:p text:style-name="P13">405 – <text:span text:style-name="T4">Method not allowed – Gekozen methode is niet toegestaan</text:span></text:p>
      <text:p text:style-name="P13"><text:soft-page-break/>406 – Not Accepted – <text:span text:style-name="T4">Wordt niet geaccepteerd</text:span></text:p>
      <text:p text:style-name="P13"/>
      <text:p text:style-name="P10">Methodes</text:p>
      <text:p text:style-name="P29">GET</text:p>
      <text:p text:style-name="P29">POST</text:p>
      <text:p text:style-name="P29">PUT</text:p>
      <text:p text:style-name="P29">DELETE</text:p>
      <text:p text:style-name="P29">OPTIONS</text:p>
      <text:p text:style-name="P15"/>
      <text:p text:style-name="P31">Beperkingen</text:p>
      <text:p text:style-name="P29">Net als de rest van het leven zijn er altijd dingen die wel en niet mogelijk <text:span text:style-name="T8">worden hieronder vermeld.</text:span></text:p>
      <text:p text:style-name="P29"/>
      <text:p text:style-name="P11">Mag niet</text:p>
      <text:p text:style-name="P29">PUT-methode aanroepen zonder het {id} van de resource te definieren</text:p>
      <text:p text:style-name="P29">PUT-methode uitvoeren op de resource Phones (/phones)</text:p>
      <text:p text:style-name="P32"/>
      <text:p text:style-name="P32">GET /phones.xml of /phones/xml/ - <text:span text:style-name="T8">dit geeft ruwe data terug.</text:span> </text:p>
      <text:p text:style-name="P29"/>
      <text:p text:style-name="P12">MOET!!</text:p>
      <text:p text:style-name="P32">PUT-request moet van het type JSON zijn</text:p>
      <text:p text:style-name="P32">PUT-request moet alle kolommen van os voorzien van waarde</text:p>
      <text:p text:style-name="P30">PUT request uitvoeren op de Os (/os) met de {id}</text:p>
      <text:p text:style-name="P32"/>
      <text:p text:style-name="P17">POST-requests moeten Content-type “application/x-www-form-urlencoded”.</text:p>
      <text:p text:style-name="P17"/>
      <text:p text:style-name="P33">DELETE-requests moeten geleverd worden met een id.</text:p>
      <text:p text:style-name="P33"/>
      <text:p text:style-name="P33"/>
      <text:p text:style-name="P17"/>
      <text:p text:style-name="P20">Ik wens u veel plezier in het gebruik van mijn webservice voor vragen neem gerust contact met mij op: 0756219@hro.n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38290" officeooo:paragraph-rsid="0013829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Urvin Kirindongo</text:p>
        <text:p text:style-name="MP1">0756219</text:p>
        <text:p text:style-name="MP1">Versie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vin Kirindongo</meta:initial-creator>
    <meta:creation-date>2014-01-14T06:24:28.641417493</meta:creation-date>
    <dc:date>2014-03-14T02:13:41.745377255</dc:date>
    <dc:creator>boss </dc:creator>
    <meta:editing-duration>PT8H32M27S</meta:editing-duration>
    <meta:editing-cycles>12</meta:editing-cycles>
    <meta:generator>LibreOffice/4.1.3.2$Linux_X86_64 LibreOffice_project/410m0$Build-2</meta:generator>
    <meta:document-statistic meta:table-count="0" meta:image-count="0" meta:object-count="0" meta:page-count="3" meta:paragraph-count="81" meta:word-count="402" meta:character-count="3066" meta:non-whitespace-character-count="2714"/>
  </office:meta>
</office:document-meta>
</file>